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draw:frame svg:x="-0.159cm" svg:y="0.318cm" svg:width="15.188cm" svg:height="13.669cm" draw:style-name="FR1" text:anchor-type="char" draw:z-index="0"><draw:image xlink:href="Pictures/image1.png" xlink:type="simple" xlink:show="embed" xlink:actuate="onLoad"/></draw:frame></text:p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